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930000008D0A79701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Droid Sans Fallback" svg:font-family="'Droid Sans Fallback'"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center" style:justify-single-word="false" style:snap-to-layout-grid="false"/>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style:text-underline-style="none" fo:font-weight="normal" style:font-weight-asian="normal" style:font-weight-complex="normal"/>
    </style:style>
    <style:style style:name="P7" style:family="paragraph" style:parent-style-name="Standard">
      <style:paragraph-properties fo:text-align="start" style:justify-single-word="false"/>
      <style:text-properties fo:font-weight="normal" style:font-weight-asian="normal" style:font-weight-complex="normal"/>
    </style:style>
    <style:style style:name="P8" style:family="paragraph" style:parent-style-name="Standard">
      <style:paragraph-properties fo:text-align="start" style:justify-single-word="false"/>
      <style:text-properties fo:font-weight="normal"/>
    </style:style>
    <style:style style:name="P9"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text-align="start" style:justify-single-word="false" fo:break-before="page"/>
      <style:text-properties fo:font-weight="bold" style:font-weight-asian="bold" style:font-weight-complex="bold"/>
    </style:style>
    <style:style style:name="P12" style:family="paragraph" style:parent-style-name="Standard">
      <style:paragraph-properties fo:text-align="start" style:justify-single-word="false" fo:break-before="page"/>
    </style:style>
    <style:style style:name="P13" style:family="paragraph" style:parent-style-name="Standard">
      <style:paragraph-properties fo:text-align="start" style:justify-single-word="false" fo:break-before="page"/>
      <style:text-properties fo:font-weight="normal" style:font-weight-asian="normal" style:font-weight-complex="normal"/>
    </style:style>
    <style:style style:name="P14" style:family="paragraph" style:parent-style-name="Standard" style:list-style-name="L1">
      <style:paragraph-properties fo:text-align="start" style:justify-single-word="false"/>
      <style:text-properties fo:font-weight="normal" style:font-weight-asian="normal" style:font-weight-complex="normal"/>
    </style:style>
    <style:style style:name="P15" style:family="paragraph" style:parent-style-name="Standard" style:list-style-name="L2">
      <style:paragraph-properties fo:text-align="start" style:justify-single-word="false"/>
      <style:text-properties fo:font-weight="normal" style:font-weight-asian="normal" style:font-weight-complex="normal"/>
    </style:style>
    <style:style style:name="P16" style:family="paragraph" style:parent-style-name="Standard" style:list-style-name="L3">
      <style:paragraph-properties fo:text-align="start" style:justify-single-word="false"/>
      <style:text-properties fo:font-weight="normal" style:font-weight-asian="normal" style:font-weight-complex="normal"/>
    </style:style>
    <style:style style:name="P17" style:family="paragraph" style:parent-style-name="Standard" style:list-style-name="L4">
      <style:paragraph-properties fo:text-align="start" style:justify-single-word="false"/>
      <style:text-properties fo:font-weight="normal" style:font-weight-asian="normal" style:font-weight-complex="normal"/>
    </style:style>
    <style:style style:name="P18" style:family="paragraph" style:parent-style-name="Standard" style:list-style-name="L2">
      <style:paragraph-properties fo:text-align="start" style:justify-single-word="false"/>
      <style:text-properties fo:font-weight="bold" style:font-weight-asian="bold" style:font-weight-complex="bold"/>
    </style:style>
    <style:style style:name="P19" style:family="paragraph" style:parent-style-name="Standard" style:list-style-name="L3">
      <style:paragraph-properties fo:text-align="start" style:justify-single-word="false"/>
      <style:text-properties fo:font-weight="bold" style:font-weight-asian="bold" style:font-weight-complex="bold"/>
    </style:style>
    <style:style style:name="P20" style:family="paragraph" style:parent-style-name="Standard" style:list-style-name="L4">
      <style:paragraph-properties fo:text-align="start" style:justify-single-word="false"/>
      <style:text-properties fo:font-weight="bold" style:font-weight-asian="bold" style:font-weight-complex="bold"/>
    </style:style>
    <style:style style:name="P21" style:family="paragraph" style:parent-style-name="Standard" style:list-style-name="L3">
      <style:paragraph-properties fo:text-align="start" style:justify-single-word="false"/>
    </style:style>
    <style:style style:name="P22" style:family="paragraph" style:parent-style-name="Standard" style:list-style-name="L4">
      <style:paragraph-properties fo:text-align="start" style:justify-single-word="false"/>
    </style:style>
    <style:style style:name="P23" style:family="paragraph" style:parent-style-name="Standard" style:list-style-name="L3">
      <style:paragraph-properties fo:text-align="start" style:justify-single-word="false"/>
      <style:text-properties fo:font-style="normal" fo:font-weight="bold" style:font-style-asian="normal" style:font-weight-asian="bold" style:font-style-complex="normal" style:font-weight-complex="bold"/>
    </style:style>
    <style:style style:name="P24" style:family="paragraph" style:parent-style-name="Standard" style:list-style-name="L3">
      <style:paragraph-properties fo:text-align="start" style:justify-single-word="false"/>
      <style:text-properties fo:font-style="normal" fo:font-weight="normal" style:font-style-asian="normal" style:font-weight-asian="normal" style:font-style-complex="normal" style:font-weight-complex="normal"/>
    </style:style>
    <style:style style:name="P25"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26" style:family="paragraph" style:parent-style-name="Standard" style:list-style-name="L3">
      <style:paragraph-properties fo:text-align="start" style:justify-single-word="false" fo:break-before="page"/>
      <style:text-properties fo:font-style="normal" fo:font-weight="normal" style:font-style-asian="normal" style:font-weight-asian="normal" style:font-style-complex="normal" style:font-weight-complex="normal"/>
    </style:style>
    <style:style style:name="T1" style:family="text">
      <style:text-properties fo:font-size="28pt" fo:font-weight="normal" style:font-size-asian="28pt" style:font-weight-asian="normal" style:font-size-complex="28pt" style:font-weight-complex="normal"/>
    </style:style>
    <style:style style:name="T2" style:family="text">
      <style:text-properties style:text-position="super 58%" style:font-name="Times New Roman1" fo:font-size="18pt" fo:font-weight="normal" style:font-name-asian="Times New Roman1" style:font-size-asian="18pt" style:font-weight-asian="normal" style:font-name-complex="Times New Roman1" style:font-size-complex="18pt" style:font-weight-complex="normal"/>
    </style:style>
    <style:style style:name="T3" style:family="text">
      <style:text-properties style:font-name="Times New Roman1" fo:font-size="15pt" fo:font-weight="normal" style:font-name-asian="Times New Roman1" style:font-size-asian="15pt" style:font-weight-asian="normal" style:font-name-complex="Times New Roman1" style:font-size-complex="15pt" style:font-weight-complex="normal"/>
    </style:style>
    <style:style style:name="T4" style:family="text">
      <style:text-properties style:font-name="Times New Roman1" style:font-name-asian="Droid Sans Fallback" style:font-name-complex="Times New Roman1"/>
    </style:style>
    <style:style style:name="T5" style:family="text">
      <style:text-properties fo:font-weight="normal" style:font-weight-asian="normal" style:font-weight-complex="normal"/>
    </style:style>
    <style:style style:name="T6" style:family="text">
      <style:text-properties style:text-underline-style="none"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4002-XXX</text:p>
      <text:p text:style-name="P3">Software Development on Linux Systems</text:p>
      <text:p text:style-name="P3">Lab 08 – Building and installing RPMs and DEBs</text:p>
      <text:p text:style-name="P3"/>
      <text:p text:style-name="P3">Name: ______________________________________ <text:s text:c="5"/>Section: _____________</text:p>
      <text:p text:style-name="P4"><text:line-break/><text:tab/></text:p>
      <text:p text:style-name="P4"><text:tab/>Overview</text:p>
      <text:p text:style-name="P4"/>
      <text:p text:style-name="P4"><text:span text:style-name="T5"><text:tab/>In this lab you will be building DEB files and RPM files. These are basically the Linux <text:tab/>equivalent of EXE files on Windows or DMG files on Mac OS X. DEB files and RPM files, <text:tab/>however, are fairly detailed and hold a lot of information about the software including its <text:tab/>version number, dependencies, architecture, license, etc.<text:line-break/><text:line-break/><text:tab/>You will need to use both Ubuntu and Fedora for this lab. The standard package for Ubuntu is a <text:tab/>deb file, while the standard package for Fedora is an RPM. Though it is possible to use RPMs <text:tab/>on Ubuntu or DEBs on Fedora with little work, we will not be covering that in this lab. It is <text:tab/>good to note, that most distributions can handle packages from most other distributions with <text:tab/>ease. One of the packages that makes this possible is Alien, a package conversion tool. <text:line-break/><text:line-break/><text:tab/></text:span>Note: To build packages for Java or Python for your project, you may want to use <text:tab/>checkinstall for DEB files instead of dh_make<text:line-break/></text:p>
      <text:p text:style-name="P4"><text:tab/>Activity – <text:s/>Installing Software Tools</text:p>
      <text:p text:style-name="P4"/>
      <text:p text:style-name="P5"><text:span text:style-name="T7"><text:tab/></text:span><text:span text:style-name="T6">Using your preferred method of installation install the package building tools<text:line-break/><text:tab/><text:tab/> <text:s text:c="2"/>These are the package names-<text:line-break/><text:line-break/><text:tab/><text:tab/> <text:s/>Ubuntu: autoconf<text:line-break/><text:tab/><text:tab/><text:tab/> <text:s text:c="3"/>automake<text:line-break/><text:tab/><text:tab/><text:tab/> <text:s text:c="3"/>autotools-dev</text:span></text:p>
      <text:p text:style-name="P6"><text:tab/><text:tab/><text:tab/> <text:s text:c="3"/>dh-make</text:p>
      <text:p text:style-name="P6"><text:tab/><text:tab/><text:tab/> <text:s text:c="3"/>debhelper</text:p>
      <text:p text:style-name="P6"><text:tab/><text:tab/><text:tab/> <text:s text:c="3"/>devscripts</text:p>
      <text:p text:style-name="P6"><text:tab/><text:tab/><text:tab/> <text:s text:c="3"/>fakeroot</text:p>
      <text:p text:style-name="P6"><text:tab/><text:tab/><text:tab/> <text:s text:c="3"/>xutils</text:p>
      <text:p text:style-name="P6"><text:tab/><text:tab/><text:tab/> <text:s text:c="3"/>lintian</text:p>
      <text:p text:style-name="P6"><text:tab/><text:tab/> <text:s/><text:tab/> <text:s text:c="3"/>pbuilder</text:p>
      <text:p text:style-name="P6"><text:line-break/><text:tab/><text:tab/> <text:s/>Fedora: @development-tools</text:p>
      <text:p text:style-name="P6"><text:tab/><text:tab/><text:tab/> <text:s text:c="3"/>fedora-packager</text:p>
      <text:p text:style-name="P4"><text:line-break/><text:soft-page-break/><text:tab/></text:p>
      <text:p text:style-name="P4"/>
      <text:p text:style-name="P4"/>
      <text:p text:style-name="P4"><text:tab/>Activity – Create a GPG </text:p>
      <text:p text:style-name="P4"/>
      <text:p text:style-name="P4"><text:tab/><text:span text:style-name="T5">In order to sign packages to verify where they came from, you need to create a signing key. You <text:tab/>will create a GPG key to sign your packages with.</text:span></text:p>
      <text:p text:style-name="P7"/>
      <text:list xml:id="list815716822" text:style-name="L1">
        <text:list-item>
          <text:list>
            <text:list-item>
              <text:list>
                <text:list-item>
                  <text:p text:style-name="P14">In terminal type in <text:line-break/><text:line-break/><text:span text:style-name="T7">gpg <text:s/>--gen-key <text:s/></text:span></text:p>
                  <text:p text:style-name="P14"/>
                </text:list-item>
                <text:list-item>
                  <text:p text:style-name="P14">Type <text:s/><text:span text:style-name="T7">1 <text:s/></text:span>for <text:s/>RSA and RSA (default) then hit enter</text:p>
                  <text:p text:style-name="P14"/>
                </text:list-item>
                <text:list-item>
                  <text:p text:style-name="P14">Enter <text:s/><text:span text:style-name="T7">2048 </text:span><text:s/>for encryption and hit enter</text:p>
                  <text:p text:style-name="P14"/>
                </text:list-item>
                <text:list-item>
                  <text:p text:style-name="P14">Enter <text:s/><text:span text:style-name="T7">3m</text:span> <text:s/>for expiration in 3 months and hit enter</text:p>
                  <text:p text:style-name="P14"/>
                </text:list-item>
                <text:list-item>
                  <text:p text:style-name="P14">Enter <text:s/><text:span text:style-name="T7">y <text:s/></text:span>for yes and hit enter</text:p>
                  <text:p text:style-name="P14"/>
                </text:list-item>
                <text:list-item>
                  <text:p text:style-name="P14">Enter your full name (or alias) and hit enter. <text:line-break/><text:line-break/><text:span text:style-name="T7">NOTE: We will use this name later in the lab</text:span></text:p>
                  <text:p text:style-name="P14"/>
                </text:list-item>
                <text:list-item>
                  <text:p text:style-name="P14">Enter your email address and hit enter.</text:p>
                </text:list-item>
              </text:list>
            </text:list-item>
          </text:list>
        </text:list-item>
      </text:list>
      <text:p text:style-name="P7"/>
      <text:p text:style-name="P7"><text:tab/><text:tab/><text:span text:style-name="T7">NOTE: Again we will use this later in the lab</text:span></text:p>
      <text:p text:style-name="P7"/>
      <text:list xml:id="list736308303" text:continue-numbering="true" text:style-name="L1">
        <text:list-item>
          <text:list>
            <text:list-item>
              <text:list>
                <text:list-item>
                  <text:p text:style-name="P14">You may leave the comment blank and hit enter</text:p>
                  <text:p text:style-name="P14"/>
                </text:list-item>
                <text:list-item>
                  <text:p text:style-name="P14">When asked </text:p>
                </text:list-item>
              </text:list>
            </text:list-item>
          </text:list>
        </text:list-item>
      </text:list>
      <text:p text:style-name="P7"/>
      <text:p text:style-name="P7"><text:tab/><text:tab/>Change (N)ame, (C)omment, (E)mail, or (O)kay/(Q)uit?</text:p>
      <text:p text:style-name="P7"/>
      <text:p text:style-name="P7"><text:tab/><text:tab/>Choose <text:s/><text:span text:style-name="T7">o</text:span> <text:s/>and hit enter</text:p>
      <text:p text:style-name="P7"/>
      <text:list xml:id="list1101312497" text:continue-numbering="true" text:style-name="L1">
        <text:list-item>
          <text:list>
            <text:list-item>
              <text:list>
                <text:list-item>
                  <text:p text:style-name="P14">Enter a password and confirm the password</text:p>
                </text:list-item>
              </text:list>
            </text:list-item>
          </text:list>
        </text:list-item>
      </text:list>
      <text:p text:style-name="P7"/>
      <text:p text:style-name="P7"><text:tab/><text:tab/><text:span text:style-name="T7">NOTE: We will use this later in the lab</text:span></text:p>
      <text:p text:style-name="P7"/>
      <text:p text:style-name="P7"><text:tab/><text:tab/>(You may need to type a lot into gedit or something to generate entropy for a truly <text:tab/><text:tab/><text:tab/> unique encryption key)</text:p>
      <text:p text:style-name="P7"><text:soft-page-break/></text:p>
      <text:list xml:id="list557478023" text:continue-numbering="true" text:style-name="L1">
        <text:list-item>
          <text:list>
            <text:list-item>
              <text:list>
                <text:list-item>
                  <text:p text:style-name="P14">Now you need to generate a public key <text:s/></text:p>
                </text:list-item>
              </text:list>
            </text:list-item>
          </text:list>
        </text:list-item>
      </text:list>
      <text:p text:style-name="P7"/>
      <text:p text:style-name="P7"><text:tab/><text:tab/>Type</text:p>
      <text:p text:style-name="P7"><text:tab/><text:tab/><text:span text:style-name="T7">gpg -a <text:s/>--output <text:s/>~/.gnupg/</text:span><text:span text:style-name="T9">YOURNAME</text:span><text:span text:style-name="T7">.gpg <text:s/>--export <text:s/>'</text:span><text:span text:style-name="T9">YOUR NAME</text:span><text:span text:style-name="T7">'</text:span></text:p>
      <text:p text:style-name="P7"><text:tab/><text:tab/></text:p>
      <text:p text:style-name="P7"><text:tab/><text:tab/>Where <text:span text:style-name="T7">yourname </text:span>is the name you want to give your key (your last name recommended)</text:p>
      <text:p text:style-name="P7"/>
      <text:p text:style-name="P7"><text:tab/><text:tab/>and <text:span text:style-name="T7">'YOUR NAME' </text:span>is the name you used when generating your key.<text:line-break/><text:line-break/><text:tab/><text:tab/>This will create a public key based on the key you just name.</text:p>
      <text:p text:style-name="P7"/>
      <text:list xml:id="list1531822096" text:continue-numbering="true" text:style-name="L1">
        <text:list-item>
          <text:list>
            <text:list-item>
              <text:list>
                <text:list-item>
                  <text:p text:style-name="P14">Now import that key into the current system so your system will accept packages signed by you as valid packages.</text:p>
                  <text:p text:style-name="P14"/>
                  <text:p text:style-name="P14">Type </text:p>
                </text:list-item>
              </text:list>
            </text:list-item>
          </text:list>
        </text:list-item>
      </text:list>
      <text:p text:style-name="P7"/>
      <text:p text:style-name="P7"><text:tab/><text:tab/><text:span text:style-name="T7">gpg <text:s/>--import ~/.gnupg/</text:span><text:span text:style-name="T9">YOURNAME</text:span><text:span text:style-name="T7">.gpg </text:span></text:p>
      <text:p text:style-name="P4"/>
      <text:p text:style-name="P7"><text:span text:style-name="T7"><text:tab/><text:tab/></text:span>where YOURNAME is the name you gave your public key in the previous step.</text:p>
      <text:p text:style-name="P7"><text:tab/><text:tab/>(This will be your last name if you followed the recommendation).</text:p>
      <text:list xml:id="list440061500" text:continue-numbering="true" text:style-name="L1">
        <text:list-item>
          <text:list>
            <text:list-item>
              <text:list>
                <text:list-header>
                  <text:p text:style-name="P14"/>
                </text:list-header>
              </text:list>
            </text:list-item>
          </text:list>
        </text:list-item>
      </text:list>
      <text:p text:style-name="P11"><text:tab/>Activity – Make files for packages</text:p>
      <text:p text:style-name="P4"/>
      <text:p text:style-name="P4"><text:tab/><text:span text:style-name="T5">Before we make a DEB package or RPM we need to compile and create MAKE files for all of <text:tab/>the code. Make files allow software to be configured and compiled for a specific system. As <text:tab/>many end users have various hardware and system settings, it is important to make the software <text:tab/>correctly. </text:span></text:p>
      <text:p text:style-name="P7"/>
      <text:list xml:id="list1506435680" text:style-name="L2">
        <text:list-item>
          <text:list>
            <text:list-item>
              <text:list>
                <text:list-item>
                  <text:p text:style-name="P15">Download the files <text:span text:style-name="T7">hello.cpp, hello.h</text:span> and<text:span text:style-name="T7"> README </text:span>from mycourses</text:p>
                  <text:p text:style-name="P15"/>
                </text:list-item>
                <text:list-item>
                  <text:p text:style-name="P15">Create a folder called <text:span text:style-name="T7">hellotest-1.1 </text:span></text:p>
                  <text:p text:style-name="P15"/>
                </text:list-item>
                <text:list-item>
                  <text:p text:style-name="P15">Inside of this folder, create folders called <text:span text:style-name="T7">src <text:s/>doc <text:s/></text:span>and <text:s/><text:span text:style-name="T7">man</text:span></text:p>
                  <text:p text:style-name="P18"/>
                </text:list-item>
                <text:list-item>
                  <text:p text:style-name="P15">Put the <text:span text:style-name="T7">hello.cpp</text:span> file and the <text:span text:style-name="T7">hello.h</text:span> file into the <text:span text:style-name="T7">src</text:span> directory</text:p>
                  <text:p text:style-name="P15"/>
                </text:list-item>
                <text:list-item>
                  <text:p text:style-name="P15">Put the <text:span text:style-name="T7">hellotest.1</text:span> file from the previous lab in the <text:span text:style-name="T7">man </text:span>folder</text:p>
                  <text:p text:style-name="P15"/>
                </text:list-item>
                <text:list-item>
                  <text:p text:style-name="P15">Put the <text:span text:style-name="T7">README </text:span>file you downloaded in the <text:span text:style-name="T7">doc </text:span>folder.</text:p>
                  <text:p text:style-name="P15"/>
                </text:list-item>
                <text:list-item>
                  <text:p text:style-name="P15">In the <text:span text:style-name="T7">hellotest-1.1</text:span> directory, run the command <text:s/><text:span text:style-name="T7">autoscan</text:span></text:p>
                </text:list-item>
              </text:list>
            </text:list-item>
          </text:list>
        </text:list-item>
      </text:list>
      <text:p text:style-name="P7"><text:span text:style-name="T7"><text:tab/><text:tab/></text:span>This will scan for your code and create a configuration file based on it</text:p>
      <text:p text:style-name="P4"/>
      <text:list xml:id="list512508345" text:continue-numbering="true" text:style-name="L2">
        <text:list-item>
          <text:list>
            <text:list-item>
              <text:list>
                <text:list-item>
                  <text:p text:style-name="P15">Rename the file <text:span text:style-name="T7">configure.scan</text:span> to <text:span text:style-name="T7">configure.ac</text:span></text:p>
                  <text:p text:style-name="P18"/>
                </text:list-item>
                <text:list-item>
                  <text:p text:style-name="P15">Open the <text:span text:style-name="T7">configure.ac</text:span> file and change the line </text:p>
                </text:list-item>
              </text:list>
            </text:list-item>
          </text:list>
        </text:list-item>
      </text:list>
      <text:p text:style-name="P7"/>
      <text:p text:style-name="P7"><text:tab/><text:span text:style-name="T7"><text:tab/>AC_INIT([FULL-PACKAGE-NAME], [VERSION], [BUG-REPORT-ADDRESS])</text:span></text:p>
      <text:p text:style-name="P7"/>
      <text:p text:style-name="P7"><text:tab/><text:tab/>to</text:p>
      <text:p text:style-name="P7"/>
      <text:p text:style-name="P7"><text:tab/><text:span text:style-name="T7"><text:tab/>AC_INIT([hellotest], [1.1], [</text:span><text:a xlink:type="simple" xlink:href="mailto:your@email.address"><text:span text:style-name="T7">your@email.address</text:span></text:a><text:span text:style-name="T7">])</text:span></text:p>
      <text:p text:style-name="P7"/>
      <text:list xml:id="list988566959" text:continue-numbering="true" text:style-name="L2">
        <text:list-item>
          <text:list>
            <text:list-item>
              <text:list>
                <text:list-item>
                  <text:p text:style-name="P15">Save the <text:span text:style-name="T7">configure.ac</text:span> file</text:p>
                  <text:p text:style-name="P15"/>
                </text:list-item>
                <text:list-item>
                  <text:p text:style-name="P15">In the <text:span text:style-name="T7">hellotest-1.1</text:span> directory run the command <text:span text:style-name="T7">autoconf</text:span></text:p>
                </text:list-item>
              </text:list>
            </text:list-item>
          </text:list>
        </text:list-item>
      </text:list>
      <text:p text:style-name="P7"><text:span text:style-name="T7"><text:tab/><text:tab/></text:span>This will create a configuration file for end user systems and a folder for compiling tools</text:p>
      <text:p text:style-name="P4"/>
      <text:list xml:id="list150121103" text:continue-numbering="true" text:style-name="L2">
        <text:list-item>
          <text:list>
            <text:list-item>
              <text:list>
                <text:list-item>
                  <text:p text:style-name="P15">Now we need to configure the make file for compiling code. In the <text:span text:style-name="T7">hellotest-1.1</text:span> directory create a file called <text:span text:style-name="T7">Makefile.am (This is case sensitive).</text:span></text:p>
                </text:list-item>
              </text:list>
            </text:list-item>
          </text:list>
        </text:list-item>
      </text:list>
      <text:p text:style-name="P4"/>
      <text:p text:style-name="P4"/>
      <text:p text:style-name="P4"/>
      <text:list xml:id="list2010289791" text:continue-numbering="true" text:style-name="L2">
        <text:list-item>
          <text:list>
            <text:list-item>
              <text:list>
                <text:list-item>
                  <text:p text:style-name="P15"><text:soft-page-break/>Open the new <text:span text:style-name="T7">Makefile.am. </text:span>We will need to add the foreign flag to indicate that we are not using the GNU format. We also need to list the directories we will be using. </text:p>
                  <text:p text:style-name="P18"/>
                  <text:p text:style-name="P15"><text:s/>add the following lines and save the file.</text:p>
                </text:list-item>
              </text:list>
            </text:list-item>
          </text:list>
        </text:list-item>
      </text:list>
      <text:p text:style-name="P7"/>
      <text:p text:style-name="P7"><text:tab/><text:tab/><text:span text:style-name="T7">AUTOMAKE_OPTIONS = foreign </text:span></text:p>
      <text:p text:style-name="P4"><text:tab/><text:tab/>SUBDIRS = src doc man</text:p>
      <text:p text:style-name="P7"/>
      <text:list xml:id="list1664448860" text:continue-numbering="true" text:style-name="L2">
        <text:list-item>
          <text:list>
            <text:list-item>
              <text:list>
                <text:list-item>
                  <text:p text:style-name="P15"><text:span text:style-name="T7"><text:s/></text:span>Now you need to create a Makefile.am for the src folder. </text:p>
                </text:list-item>
              </text:list>
            </text:list-item>
          </text:list>
        </text:list-item>
      </text:list>
      <text:p text:style-name="P7"/>
      <text:p text:style-name="P7"><text:tab/><text:tab/>In the <text:span text:style-name="T7">src </text:span>folder create a file also called <text:span text:style-name="T7">Makefile.am</text:span>. This file will contain flags for our <text:tab/><text:tab/>source code, the name of the executable and the source files. </text:p>
      <text:p text:style-name="P4"/>
      <text:p text:style-name="P7"><text:span text:style-name="T7"><text:tab/><text:tab/></text:span>Add the following lines and save the file</text:p>
      <text:p text:style-name="P4"><text:tab/></text:p>
      <text:p text:style-name="P4"><text:tab/><text:tab/>CFLAGS = </text:p>
      <text:p text:style-name="P4"><text:tab/><text:tab/>LDFLAGS = </text:p>
      <text:p text:style-name="P4"/>
      <text:p text:style-name="P4"><text:tab/><text:tab/>#This tells the compiler that this will be installed in sbin with the name hellotest</text:p>
      <text:p text:style-name="P4"><text:tab/><text:tab/>sbin_PROGRAMS = hellotest</text:p>
      <text:p text:style-name="P4"><text:tab/><text:tab/>hellotest_SOURCES = hello.cpp hello.h</text:p>
      <text:p text:style-name="P7"/>
      <text:list xml:id="list1044708507" text:continue-numbering="true" text:style-name="L2">
        <text:list-item>
          <text:list>
            <text:list-item>
              <text:list>
                <text:list-item>
                  <text:p text:style-name="P15">Now in the <text:span text:style-name="T7">man </text:span>folder create a file called <text:span text:style-name="T7">Makefile.am</text:span>. This file will contain a list of which man files you will be installing. </text:p>
                </text:list-item>
              </text:list>
            </text:list-item>
          </text:list>
        </text:list-item>
      </text:list>
      <text:p text:style-name="P7"><text:tab/></text:p>
      <text:p text:style-name="P7"><text:tab/><text:tab/>Add the following line to the file and save it</text:p>
      <text:p text:style-name="P7"/>
      <text:p text:style-name="P7"><text:tab/><text:tab/><text:span text:style-name="T7">man_MANS = hellotest.1</text:span></text:p>
      <text:p text:style-name="P7"/>
      <text:list xml:id="list2115879612" text:continue-numbering="true" text:style-name="L2">
        <text:list-item>
          <text:list>
            <text:list-item>
              <text:list>
                <text:list-item>
                  <text:p text:style-name="P15">In the <text:span text:style-name="T7">doc</text:span> folder create a file called <text:span text:style-name="T7">Makefile.am</text:span>. This file will contain information about which directory to package documents and which documents to package.</text:p>
                  <text:p text:style-name="P15"/>
                  <text:p text:style-name="P15">Add <text:s/>the following lines and save the file.</text:p>
                </text:list-item>
              </text:list>
            </text:list-item>
          </text:list>
        </text:list-item>
      </text:list>
      <text:p text:style-name="P4"/>
      <text:p text:style-name="P4"><text:tab/><text:tab/>docdir = $(datadir)/doc/@PACKAGE@ </text:p>
      <text:p text:style-name="P4"><text:tab/><text:tab/>doc_DATA = README</text:p>
      <text:p text:style-name="P7"/>
      <text:p text:style-name="P7"/>
      <text:p text:style-name="P7"/>
      <text:p text:style-name="P7"/>
      <text:p text:style-name="P7"/>
      <text:p text:style-name="P7"/>
      <text:list xml:id="list846608408" text:continue-numbering="true" text:style-name="L2">
        <text:list-item>
          <text:list>
            <text:list-item>
              <text:list>
                <text:list-item>
                  <text:p text:style-name="P15"><text:soft-page-break/>In the <text:span text:style-name="T7">hellotest-1.1</text:span> folder, open the file <text:span text:style-name="T7">configure.ac</text:span> again.</text:p>
                </text:list-item>
              </text:list>
            </text:list-item>
          </text:list>
        </text:list-item>
      </text:list>
      <text:p text:style-name="P7"><text:tab/></text:p>
      <text:p text:style-name="P7"><text:tab/><text:tab/>Add the line </text:p>
      <text:p text:style-name="P4"><text:tab/><text:tab/>AM_INIT_AUTOMAKE(hellotest, 1.1)</text:p>
      <text:p text:style-name="P4"/>
      <text:p text:style-name="P4"><text:tab/><text:tab/><text:span text:style-name="T5">after the line</text:span></text:p>
      <text:p text:style-name="P4"><text:span text:style-name="T5"><text:tab/><text:tab/></text:span>AC_CONFIG_HEADERS([config.h]) </text:p>
      <text:p text:style-name="P7"/>
      <text:p text:style-name="P4"><text:span text:style-name="T5"><text:tab/><text:tab/>then replace the line<text:line-break/><text:line-break/><text:tab/><text:tab/></text:span>AC_OUPUT</text:p>
      <text:p text:style-name="P7"/>
      <text:p text:style-name="P7"><text:tab/><text:tab/>with</text:p>
      <text:p text:style-name="P7"/>
      <text:p text:style-name="P4"><text:span text:style-name="T5"><text:tab/><text:tab/></text:span>AC_OUTPUT(Makefile <text:s/>src/Makefile <text:s/>doc/Makefile <text:s/>man/Makefile)</text:p>
      <text:p text:style-name="P4"/>
      <text:p text:style-name="P4"><text:tab/><text:tab/><text:span text:style-name="T5">and save the file</text:span></text:p>
      <text:p text:style-name="P7"/>
      <text:list xml:id="list159018265" text:continue-numbering="true" text:style-name="L2">
        <text:list-item>
          <text:list>
            <text:list-item>
              <text:list>
                <text:list-item>
                  <text:p text:style-name="P15">In the <text:span text:style-name="T7">hellotest-1.1</text:span> folder run the command <text:span text:style-name="T7">autoheader </text:span>to create a template header file for the configuration file to use</text:p>
                  <text:p text:style-name="P15"/>
                </text:list-item>
                <text:list-item>
                  <text:p text:style-name="P15">Now run the command <text:s/><text:span text:style-name="T7">aclocal <text:s/></text:span>to automatically prepare the files for configuration</text:p>
                  <text:p text:style-name="P15"/>
                </text:list-item>
                <text:list-item>
                  <text:p text:style-name="P15"><text:span text:style-name="T7"><text:s/></text:span>Run the command <text:span text:style-name="T7"><text:s text:c="2"/>automake <text:s/>- -add-missing <text:s/></text:span>to automatically compile all of the files and add any default or missing scripts. It may tell you not to override from variables; Ignore that.</text:p>
                  <text:p text:style-name="P18"/>
                </text:list-item>
                <text:list-item>
                  <text:p text:style-name="P15">Now run the command <text:span text:style-name="T7">autoconf <text:s/></text:span>again to modify the configuration script for end users.</text:p>
                </text:list-item>
              </text:list>
            </text:list-item>
          </text:list>
        </text:list-item>
      </text:list>
      <text:p text:style-name="P7"/>
      <text:p text:style-name="P7"><text:tab/><text:tab/>This should leave you with a file called <text:span text:style-name="T7">configure</text:span> that can be used to prepare make <text:tab/><text:tab/><text:tab/>files for various hardware, operating systems and architectures (32 bit, 64 bit, etc).</text:p>
      <text:p text:style-name="P7"/>
      <text:p text:style-name="P7"><text:tab/><text:tab/>This is the state in which the code can be given to end users to compile. Open source <text:tab/><text:tab/><text:tab/>code downloads are usually in tar.gz files that contain the directory at this state. <text:tab/></text:p>
      <text:p text:style-name="P7"/>
      <text:list xml:id="list185694327" text:continue-numbering="true" text:style-name="L2">
        <text:list-item>
          <text:list>
            <text:list-item>
              <text:list>
                <text:list-item>
                  <text:p text:style-name="P15">Run the <text:span text:style-name="T7">configure </text:span>file with <text:s/><text:span text:style-name="T7">./configure </text:span></text:p>
                  <text:p text:style-name="P18"/>
                  <text:p text:style-name="P15">This will leave you with a valid <text:span text:style-name="T7">make</text:span> file that can be used to automatically compile all of your code. </text:p>
                </text:list-item>
              </text:list>
            </text:list-item>
          </text:list>
        </text:list-item>
      </text:list>
      <text:p text:style-name="P7"/>
      <text:p text:style-name="P7"/>
      <text:p text:style-name="P7"/>
      <text:p text:style-name="P7"><text:soft-page-break/></text:p>
      <text:list xml:id="list110923790" text:continue-numbering="true" text:style-name="L2">
        <text:list-item>
          <text:list>
            <text:list-item>
              <text:list>
                <text:list-item>
                  <text:p text:style-name="P15">Now in the <text:span text:style-name="T7">hellotest-1.1 </text:span>directory run the command <text:span text:style-name="T7">make</text:span></text:p>
                </text:list-item>
              </text:list>
            </text:list-item>
          </text:list>
        </text:list-item>
      </text:list>
      <text:p text:style-name="P4"/>
      <text:p text:style-name="P7"><text:span text:style-name="T7"><text:tab/><text:tab/></text:span>This will automatically compile all of your code for the current system. If there are any <text:tab/><text:tab/><text:tab/>errors it is likely due to a typo in one of the previous files.</text:p>
      <text:p text:style-name="P4"/>
      <text:list xml:id="list1204662733" text:continue-numbering="true" text:style-name="L2">
        <text:list-item>
          <text:list>
            <text:list-item>
              <text:list>
                <text:list-item>
                  <text:p text:style-name="P15">Now if you go into the <text:s/><text:span text:style-name="T7">src</text:span> directory you should see an executable called <text:span text:style-name="T7">hellotest</text:span>. You should be able to run this. We will now proceed to making the installers for this code.</text:p>
                  <text:p text:style-name="P15"/>
                </text:list-item>
                <text:list-item>
                  <text:p text:style-name="P15">Compress the <text:span text:style-name="T7">hellotest-1.1 </text:span>folder to a tar.gz called <text:span text:style-name="T7">hellotest-1.1.tar.gz</text:span></text:p>
                </text:list-item>
              </text:list>
            </text:list-item>
          </text:list>
        </text:list-item>
      </text:list>
      <text:p text:style-name="P7"/>
      <text:p text:style-name="P7"/>
      <text:p text:style-name="P7"/>
      <text:p text:style-name="P7"/>
      <text:p text:style-name="P7"/>
      <text:p text:style-name="P7"/>
      <text:p text:style-name="P7"/>
      <text:p text:style-name="P7"><text:tab/><text:tab/><text:tab/><text:span text:style-name="T7">Instructor/TA <text:s/>Sign-Off _______________________________</text:span></text:p>
      <text:p text:style-name="P4"/>
      <text:p text:style-name="P4"/>
      <text:p text:style-name="P4"/>
      <text:p text:style-name="P4"/>
      <text:p text:style-name="P4"><text:tab/>Activity – Creating a DEB File</text:p>
      <text:p text:style-name="P4"/>
      <text:list xml:id="list2122716998" text:style-name="L3">
        <text:list-item>
          <text:list>
            <text:list-item>
              <text:list>
                <text:list-item>
                  <text:p text:style-name="P21"><text:span text:style-name="T5">Transfer the </text:span><text:span text:style-name="T7">hellotest-1.1.tar.gz </text:span><text:span text:style-name="T5"><text:s/>file to your Ubuntu machine if you have not already. </text:span></text:p>
                  <text:p text:style-name="P19"/>
                </text:list-item>
                <text:list-item>
                  <text:p text:style-name="P16">Uncompress the compressed file, but keep the compressed file as well. <text:s/></text:p>
                </text:list-item>
              </text:list>
            </text:list-item>
          </text:list>
        </text:list-item>
      </text:list>
      <text:p text:style-name="P7"><text:tab/></text:p>
      <text:p text:style-name="P7"><text:tab/><text:tab/>At this point you should have a folder called <text:span text:style-name="T7">hellotest-1.1</text:span></text:p>
      <text:p text:style-name="P4"/>
      <text:p text:style-name="P7"><text:span text:style-name="T7"><text:tab/><text:tab/></text:span>and a compressed file called <text:span text:style-name="T7">hellotest-1.1.tar.gz</text:span></text:p>
      <text:p text:style-name="P7"/>
      <text:list xml:id="list1719295281" text:continue-numbering="true" text:style-name="L3">
        <text:list-item>
          <text:list>
            <text:list-item>
              <text:list>
                <text:list-item>
                  <text:p text:style-name="P16">cd to the <text:span text:style-name="T7">hellotest-1.1 </text:span>directory and run the command <text:line-break/><text:line-break/><text:span text:style-name="T7">dh</text:span><text:span text:style-name="T15">_</text:span><text:span text:style-name="T7">make <text:s/>-e <text:s text:c="2"/></text:span><text:a xlink:type="simple" xlink:href="mailto:your@email.address"><text:span text:style-name="T9">your@email.address</text:span></text:a><text:span text:style-name="T13"> <text:s text:c="2"/>-f <text:s text:c="2"/>../hellotest-1.1.tar.gz </text:span></text:p>
                  <text:p text:style-name="P23"/>
                </text:list-item>
                <text:list-item>
                  <text:p text:style-name="P24">When asked to choose a binary type</text:p>
                </text:list-item>
              </text:list>
            </text:list-item>
          </text:list>
        </text:list-item>
      </text:list>
      <text:p text:style-name="P10"/>
      <text:p text:style-name="P7"><text:span text:style-name="T11"><text:tab/><text:tab/>type <text:s/></text:span><text:span text:style-name="T13">s <text:s/></text:span><text:span text:style-name="T11">and hit enter to choose single binary.</text:span></text:p>
      <text:p text:style-name="P10"/>
      <text:p text:style-name="P10"><text:tab/><text:tab/>This will create a debian folder in the hellotest-1.1 directory that contains files needed to <text:soft-page-break/><text:tab/><text:tab/>create the DEB file. </text:p>
      <text:p text:style-name="P10"/>
      <text:list xml:id="list1575479704" text:continue-numbering="true" text:style-name="L3">
        <text:list-item>
          <text:list>
            <text:list-item>
              <text:list>
                <text:list-item>
                  <text:p text:style-name="P16"><text:span text:style-name="T11">cd to the new </text:span><text:span text:style-name="T13">debian </text:span><text:span text:style-name="T11">folder inside of the </text:span><text:span text:style-name="T13">hellotest-1.1 </text:span><text:span text:style-name="T11">folder </text:span></text:p>
                  <text:p text:style-name="P24"/>
                </text:list-item>
                <text:list-item>
                  <text:p text:style-name="P16"><text:span text:style-name="T11">Open the file named </text:span><text:span text:style-name="T13">control <text:line-break/><text:line-break/></text:span><text:span text:style-name="T11">Replace the line </text:span></text:p>
                </text:list-item>
              </text:list>
            </text:list-item>
          </text:list>
        </text:list-item>
      </text:list>
      <text:p text:style-name="P10"/>
      <text:p text:style-name="P8"><text:span text:style-name="T12"><text:tab/><text:tab/></text:span><text:span text:style-name="T13">homepage: &lt;insert the upstream URL, if relevant&gt;</text:span></text:p>
      <text:p text:style-name="P9"><text:tab/></text:p>
      <text:p text:style-name="P8"><text:span text:style-name="T13"><text:tab/><text:tab/></text:span><text:span text:style-name="T12">with</text:span></text:p>
      <text:p text:style-name="P10"/>
      <text:p text:style-name="P8"><text:span text:style-name="T12"><text:tab/><text:tab/></text:span><text:span text:style-name="T13">homepage: http://ist.rit.edu</text:span></text:p>
      <text:p text:style-name="P9"/>
      <text:list xml:id="list1368886899" text:continue-numbering="true" text:style-name="L3">
        <text:list-item>
          <text:list>
            <text:list-item>
              <text:list>
                <text:list-item>
                  <text:p text:style-name="P24">Replace the line </text:p>
                  <text:p text:style-name="P24"/>
                  <text:p text:style-name="P23">Section: Unknown </text:p>
                  <text:p text:style-name="P24"/>
                  <text:p text:style-name="P24">with </text:p>
                  <text:p text:style-name="P24"/>
                  <text:p text:style-name="P23">Section: devel</text:p>
                </text:list-item>
              </text:list>
            </text:list-item>
          </text:list>
        </text:list-item>
      </text:list>
      <text:p text:style-name="P10"/>
      <text:p text:style-name="P10"><text:tab/><text:tab/>This will tell the package which section to be listed under when people are searching for <text:tab/><text:tab/>packages. </text:p>
      <text:p text:style-name="P10"/>
      <text:p text:style-name="P10"/>
      <text:list xml:id="list204574420" text:continue-numbering="true" text:style-name="L3">
        <text:list-item>
          <text:list>
            <text:list-item>
              <text:list>
                <text:list-item>
                  <text:p text:style-name="P21"><text:span text:style-name="T14">Replace the lines <text:line-break/><text:line-break/></text:span><text:span text:style-name="T13">Description: &lt;insert up to 60 chars description&gt; </text:span></text:p>
                  <text:p text:style-name="P23"><text:s/>&lt;insert long description, indented with spaces&gt;</text:p>
                </text:list-item>
              </text:list>
            </text:list-item>
          </text:list>
        </text:list-item>
      </text:list>
      <text:p text:style-name="P10"/>
      <text:p text:style-name="P10"><text:tab/><text:tab/>with</text:p>
      <text:p text:style-name="P10"/>
      <text:p text:style-name="P5"><text:span text:style-name="T14"><text:tab/><text:tab/></text:span><text:span text:style-name="T13">#EVERY LINE AFTER THE ONE SAYING DESCRIPTION MUST BE <text:tab/><text:tab/><text:tab/><text:tab/>#INDENTED WITH A SPACE</text:span></text:p>
      <text:p text:style-name="P9"><text:tab/><text:tab/>Description: This will print hello world</text:p>
      <text:p text:style-name="P9"><text:tab/><text:tab/> this is my one space indented longer description. It must be indented one space in <text:tab/><text:tab/><text:tab/> from the word description or else it will not parse correctly.</text:p>
      <text:list xml:id="list2129645887" text:continue-numbering="true" text:style-name="L3">
        <text:list-item>
          <text:list>
            <text:list-item>
              <text:list>
                <text:list-header>
                  <text:p text:style-name="P24"><text:s/></text:p>
                </text:list-header>
              </text:list>
            </text:list-item>
          </text:list>
        </text:list-item>
      </text:list>
      <text:p text:style-name="P10"/>
      <text:p text:style-name="P10"/>
      <text:p text:style-name="P10"/>
      <text:p text:style-name="P10"><text:soft-page-break/></text:p>
      <text:p text:style-name="P10"/>
      <text:list xml:id="list445388310" text:continue-numbering="true" text:style-name="L3">
        <text:list-item>
          <text:list>
            <text:list-item>
              <text:list>
                <text:list-item>
                  <text:p text:style-name="P21"><text:span text:style-name="T14">On the line <text:line-break/><text:line-break/></text:span><text:span text:style-name="T13">Maintainer: </text:span><text:span text:style-name="T9">lastname</text:span><text:span text:style-name="T13"> &lt;</text:span><text:span text:style-name="T9">your@email.address</text:span><text:span text:style-name="T13">&gt; <text:line-break/><text:line-break/></text:span><text:span text:style-name="T14">replace lastname with your lastname. This should be the same one you used for your gpg key. The email should already be the same, but if not, correct that as well.</text:span></text:p>
                  <text:p text:style-name="P24"/>
                </text:list-item>
              </text:list>
            </text:list-item>
          </text:list>
        </text:list-item>
      </text:list>
      <text:p text:style-name="P10"/>
      <text:list xml:id="list2022099768" text:continue-numbering="true" text:style-name="L3">
        <text:list-item>
          <text:list>
            <text:list-item>
              <text:list>
                <text:list-item>
                  <text:p text:style-name="P24">Save the file. It should now look something like this. You may remove the vcs comments if you have them.</text:p>
                </text:list-item>
              </text:list>
            </text:list-item>
          </text:list>
        </text:list-item>
      </text:list>
      <text:p text:style-name="P10"/>
      <text:p text:style-name="P10"><text:tab/><text:tab/>Source: hello test</text:p>
      <text:p text:style-name="P10"><text:tab/><text:tab/>Section: devel</text:p>
      <text:p text:style-name="P10"><text:tab/><text:tab/>Priority: extra </text:p>
      <text:p text:style-name="P7"><text:span text:style-name="T11"><text:tab/><text:tab/>Maintainer: </text:span><text:span text:style-name="T8">lastname</text:span><text:span text:style-name="T11"> &lt;</text:span><text:span text:style-name="T8">your@email.address</text:span><text:span text:style-name="T11">&gt; </text:span></text:p>
      <text:p text:style-name="P10"><text:tab/><text:tab/>Build-Depends: debhelper (&gt;= 7.0.50~), autotools-dev </text:p>
      <text:p text:style-name="P10"><text:tab/><text:tab/>Standards-Version: 3.9.1 </text:p>
      <text:p text:style-name="P7"><text:span text:style-name="T11"><text:tab/><text:tab/>Homepage:</text:span><text:span text:style-name="T9"> </text:span><text:span text:style-name="T8">http://ist.rit.edu</text:span></text:p>
      <text:p text:style-name="P10"/>
      <text:p text:style-name="P10"><text:tab/><text:tab/>Package: hellotest</text:p>
      <text:p text:style-name="P10"><text:tab/><text:tab/>Architecture: all</text:p>
      <text:p text:style-name="P10"><text:tab/><text:tab/>Depends: ${shlibs:Depends}, ${misc:Depends} </text:p>
      <text:p text:style-name="P10"><text:tab/><text:tab/>Description: This is print hello world </text:p>
      <text:p text:style-name="P10"><text:tab/><text:tab/> This is my description of the hello world program </text:p>
      <text:p text:style-name="P10"><text:tab/><text:tab/> It is quite a bit longer</text:p>
      <text:p text:style-name="P10"/>
      <text:list xml:id="list1190136100" text:continue-numbering="true" text:style-name="L3">
        <text:list-item>
          <text:list>
            <text:list-item>
              <text:list>
                <text:list-item>
                  <text:p text:style-name="P16"><text:span text:style-name="T11">Now in the </text:span><text:span text:style-name="T13">hellotest-1.1 </text:span><text:span text:style-name="T11">folder run the command </text:span></text:p>
                </text:list-item>
              </text:list>
            </text:list-item>
          </text:list>
        </text:list-item>
      </text:list>
      <text:p text:style-name="P10"/>
      <text:p text:style-name="P7"><text:span text:style-name="T11"><text:tab/><text:tab/></text:span><text:span text:style-name="T13">dpkg-depcheck <text:s/>-d <text:s/>./configure<text:line-break/></text:span><text:span text:style-name="T13"><text:line-break/><text:tab/><text:tab/></text:span><text:span text:style-name="T11">This will list any packages that are missing that your DEB file requires. They will be <text:tab/><text:tab/><text:tab/>listed under </text:span><text:span text:style-name="T13">packages needed. </text:span><text:span text:style-name="T11">This is critical both to this and to your project. It is <text:tab/><text:tab/><text:tab/>possible you may not be missing any files in this example, but you probably will be with <text:tab/><text:tab/>your project.</text:span></text:p>
      <text:p text:style-name="P10"/>
      <text:p text:style-name="P10"/>
      <text:p text:style-name="P10"/>
      <text:p text:style-name="P10"/>
      <text:p text:style-name="P10"/>
      <text:p text:style-name="P10"/>
      <text:p text:style-name="P10"><text:soft-page-break/></text:p>
      <text:p text:style-name="P10"/>
      <text:list xml:id="list2141985235" text:continue-numbering="true" text:style-name="L3">
        <text:list-item>
          <text:list>
            <text:list-item>
              <text:list>
                <text:list-item>
                  <text:p text:style-name="P16"><text:span text:style-name="T11">Open the </text:span><text:span text:style-name="T13">control</text:span><text:span text:style-name="T11"> file again in the </text:span><text:span text:style-name="T13">debian </text:span><text:span text:style-name="T11">folder</text:span></text:p>
                </text:list-item>
              </text:list>
            </text:list-item>
          </text:list>
        </text:list-item>
      </text:list>
      <text:p text:style-name="P10"/>
      <text:p text:style-name="P10"><text:tab/><text:tab/>Add all dependencies (if there were any) from the previous step to the control file with <text:tab/><text:tab/><text:tab/>comma separation to the following line.<text:line-break/></text:p>
      <text:p text:style-name="P8"><text:span text:style-name="T12"><text:tab/><text:tab/></text:span><text:span text:style-name="T13">Build-Depends: debhelper (&gt;=7), autotools-dev</text:span></text:p>
      <text:p text:style-name="P10"/>
      <text:p text:style-name="P8"><text:span text:style-name="T12"><text:tab/><text:tab/></text:span><text:span text:style-name="T13">Example: </text:span></text:p>
      <text:p text:style-name="P10"/>
      <text:p text:style-name="P8"><text:span text:style-name="T12"><text:tab/><text:tab/>If dpkg-depcheck listed libc6-i686 and gawk your build-depends line would like this<text:line-break/><text:line-break/><text:tab/><text:tab/></text:span><text:span text:style-name="T13">Build-Depends: debhelper (&gt;=7), autotools-dev, libc6-i686, gawk</text:span></text:p>
      <text:p text:style-name="P10"/>
      <text:p text:style-name="P8"><text:span text:style-name="T12"><text:tab/><text:tab/></text:span><text:span text:style-name="T13">Note: You must get this right for the control file to work, otherwise the DEB file <text:tab/><text:tab/><text:tab/>will not work.</text:span></text:p>
      <text:p text:style-name="P10"/>
      <text:list xml:id="list418415905" text:continue-numbering="true" text:style-name="L3">
        <text:list-item>
          <text:list>
            <text:list-item>
              <text:list>
                <text:list-item>
                  <text:p text:style-name="P24">Save the control file</text:p>
                  <text:p text:style-name="P24"/>
                </text:list-item>
                <text:list-item>
                  <text:p text:style-name="P16"><text:span text:style-name="T11">Download the </text:span><text:span text:style-name="T13">copyright</text:span><text:span text:style-name="T11"> file from mycourses and replace the one in the </text:span><text:span text:style-name="T13">debian</text:span><text:span text:style-name="T11"> folder with the one you downloaded. </text:span></text:p>
                </text:list-item>
              </text:list>
            </text:list-item>
          </text:list>
        </text:list-item>
      </text:list>
      <text:p text:style-name="P10"/>
      <text:p text:style-name="P10"><text:tab/><text:tab/>This will overwrite the default copyright file with one that has already been formatted. <text:tab/><text:tab/><text:tab/>You may use this as reference for your project. Spacing is extremely critical in this file.</text:p>
      <text:p text:style-name="P10"/>
      <text:list xml:id="list1416740484" text:continue-numbering="true" text:style-name="L3">
        <text:list-item>
          <text:list>
            <text:list-item>
              <text:list>
                <text:list-item>
                  <text:p text:style-name="P21"><text:span text:style-name="T14">Open the copyright file and replace </text:span><text:span text:style-name="T13">EVERY </text:span><text:span text:style-name="T14">occurrence of </text:span><text:a xlink:type="simple" xlink:href="mailto:programmerGuy@guy.it.us.edu"><text:span text:style-name="T14">programmerGuy@guy.it.us.edu</text:span></text:a><text:span text:style-name="T14"> with the email listed in the control file. Change </text:span><text:span text:style-name="T13">EVERY</text:span><text:span text:style-name="T14"> occurrence of </text:span><text:span text:style-name="T13">programmerGuy</text:span><text:span text:style-name="T14"> to the name you used in the control file.</text:span></text:p>
                </text:list-item>
              </text:list>
            </text:list-item>
          </text:list>
        </text:list-item>
      </text:list>
      <text:p text:style-name="P10"><text:line-break/><text:tab/><text:tab/><text:span text:style-name="T7">Save</text:span> the copyright file</text:p>
      <text:p text:style-name="P10"/>
      <text:list xml:id="list1553507908" text:continue-numbering="true" text:style-name="L3">
        <text:list-item>
          <text:list>
            <text:list-item>
              <text:list>
                <text:list-item>
                  <text:p text:style-name="P16"><text:span text:style-name="T11">Replace the </text:span><text:span text:style-name="T13">changelog </text:span><text:span text:style-name="T11">file in the </text:span><text:span text:style-name="T13">debian</text:span><text:span text:style-name="T11"> folder with the one you created for hellotest in the previous lab or modify the current one to look like the one you did in the previous lab. Spacing is extremely critical in this file. Make sure the version number does not have a -1 or anything after it. This will cause problems.</text:span></text:p>
                  <text:p text:style-name="P24"/>
                  <text:p text:style-name="P24"><text:s/></text:p>
                  <text:p text:style-name="P24"/>
                  <text:p text:style-name="P26"/>
                </text:list-item>
                <text:list-item>
                  <text:p text:style-name="P24">Now open the <text:span text:style-name="T7">changelog</text:span> file and replace all of the programmer <text:span text:style-name="T7">names/usernames </text:span>and <text:span text:style-name="T7">emails</text:span> with the <text:span text:style-name="T7">name</text:span> and <text:span text:style-name="T7">email</text:span> you used when you generated your key earlier in the lab. This is critical. All maintainer names and emails must match the ones you gave in the gpg key. </text:p>
                </text:list-item>
              </text:list>
            </text:list-item>
          </text:list>
        </text:list-item>
      </text:list>
      <text:p text:style-name="P10"/>
      <text:p text:style-name="P10"><text:tab/><text:tab/>Remember that this file is extremely sensitive to spacing. <text:line-break/><text:line-break/><text:tab/><text:tab/><text:span text:style-name="T7">Also</text:span>, replace <text:span text:style-name="T7"><text:s text:c="2"/><text:line-break/><text:tab/><text:tab/>* Initial release (Closes: #nnnn) <text:s/>&lt;nnnn is the bug number of your ITP&gt;<text:line-break/><text:line-break/><text:tab/><text:tab/></text:span>with <text:line-break/><text:line-break/><text:span text:style-name="T7"><text:tab/><text:tab/>* Initial release<text:line-break/><text:line-break/><text:tab/><text:tab/>BE SURE TO GET THE SPACING EXACTLY RIGHT. THERE SHOULD BE <text:tab/><text:tab/><text:tab/>TWO SPACES BEFORE THE * AND ONE AFTER</text:span></text:p>
      <text:p text:style-name="P10"><text:soft-page-break/></text:p>
      <text:list xml:id="list33260452" text:continue-numbering="true" text:style-name="L3">
        <text:list-item>
          <text:list>
            <text:list-item>
              <text:list>
                <text:list-item>
                  <text:p text:style-name="P24"><text:s/>In the <text:span text:style-name="T7">debian </text:span>folder replace the<text:span text:style-name="T7"> README.Debian</text:span> with the <text:span text:style-name="T7">README </text:span>file you put <text:s text:c="2"/>into the <text:span text:style-name="T7">doc </text:span>directory. </text:p>
                  <text:p text:style-name="P24"/>
                  <text:p text:style-name="P24">Make a copy of that file in the <text:span text:style-name="T7">debian</text:span> directory and remove both the <text:span text:style-name="T7">README.Debian </text:span>file and the <text:span text:style-name="T7">README.source </text:span>file.<text:line-break/><text:line-break/>You should only have the <text:span text:style-name="T7">README</text:span> file left in the <text:span text:style-name="T7">Debian</text:span> folder</text:p>
                  <text:p text:style-name="P24"/>
                  <text:p text:style-name="P26"/>
                </text:list-item>
                <text:list-item>
                  <text:p text:style-name="P24">Now in the <text:span text:style-name="T7">hellotest-1.1 </text:span>folder make the deb file with </text:p>
                </text:list-item>
              </text:list>
            </text:list-item>
          </text:list>
        </text:list-item>
      </text:list>
      <text:p text:style-name="P10"/>
      <text:p text:style-name="P10"><text:tab/><text:tab/><text:span text:style-name="T7">dpkg-buildpackage <text:s/>-rfakeroot</text:span></text:p>
      <text:p text:style-name="P9"/>
      <text:p text:style-name="P5"><text:span text:style-name="T13"><text:tab/><text:tab/></text:span><text:span text:style-name="T14">When prompted for the GPG key password, type in the password you gave when you <text:tab/><text:tab/><text:tab/>generated in key.<text:tab/></text:span></text:p>
      <text:p text:style-name="P9"/>
      <text:p text:style-name="P5"><text:span text:style-name="T13"><text:tab/><text:tab/></text:span><text:span text:style-name="T14">If this gives you any errors it is likely due to spacing, incorrect name/email or typos in <text:tab/><text:tab/><text:tab/>the changelog, copyright or control file.</text:span></text:p>
      <text:p text:style-name="P10"/>
      <text:list xml:id="list807301457" text:continue-numbering="true" text:style-name="L3">
        <text:list-item>
          <text:list>
            <text:list-item>
              <text:list>
                <text:list-header>
                  <text:p text:style-name="P24">You can now install this file with </text:p>
                  <text:p text:style-name="P21"><text:span text:style-name="T14">If you used 64 bit:<text:line-break/></text:span><text:span text:style-name="T13">sudo <text:s/>dpkg <text:s/>-i <text:s/>hellotest_1.1-1_amd64.deb </text:span></text:p>
                </text:list-header>
              </text:list>
            </text:list-item>
          </text:list>
        </text:list-item>
      </text:list>
      <text:p text:style-name="P9"/>
      <text:p text:style-name="P5"><text:span text:style-name="T13"><text:tab/><text:tab/></text:span><text:span text:style-name="T14">If you used 32 bit:</text:span></text:p>
      <text:p text:style-name="P5"><text:span text:style-name="T14"><text:tab/><text:tab/></text:span><text:span text:style-name="T13">sudo <text:s/>dpkg <text:s/>-i <text:s/>hellotest_1.1-1_i386.deb</text:span></text:p>
      <text:p text:style-name="P9"/>
      <text:p text:style-name="P9"><text:tab/><text:tab/>Note: The filename MIGHT be hellotest_1.1 instead of hellotest_1.1-1</text:p>
      <text:p text:style-name="P9"/>
      <text:p text:style-name="P5"><text:span text:style-name="T13"><text:tab/><text:tab/>To test: </text:span><text:span text:style-name="T14">After installation open up terminal and run the command </text:span><text:span text:style-name="T13">hellotest. </text:span><text:span text:style-name="T14">If it prints <text:tab/><text:tab/><text:tab/>“hello world” the installation worked.<text:tab/></text:span><text:span text:style-name="T13"><text:line-break/></text:span></text:p>
      <text:p text:style-name="P5"><text:span text:style-name="T13"><text:s text:c="11"/>Bonus) </text:span><text:span text:style-name="T14">Now in the directory with your new </text:span><text:span text:style-name="T13">hellotest-1.1</text:span><text:span text:style-name="T14"> <text:s/>deb file</text:span></text:p>
      <text:list xml:id="list122129334" text:continue-numbering="true" text:style-name="L3">
        <text:list-item>
          <text:list>
            <text:list-item>
              <text:list>
                <text:list-header>
                  <text:p text:style-name="P24"/>
                  <text:p text:style-name="P24">run the following command <text:s/></text:p>
                  <text:p text:style-name="P24">If you used 64 bit: <text:line-break/><text:span text:style-name="T7">lintian <text:s/>hellotest_1.1-1_amd64.deb </text:span></text:p>
                </text:list-header>
              </text:list>
            </text:list-item>
          </text:list>
        </text:list-item>
      </text:list>
      <text:p text:style-name="P9"/>
      <text:p text:style-name="P10"><text:span text:style-name="T7"><text:tab/><text:tab/></text:span>If you used 32 bit:<text:line-break/><text:tab/><text:tab/><text:span text:style-name="T7">lintian hellotest_1.1-1_i386.deb<text:line-break/><text:line-break/><text:tab/><text:tab/>Note: The filename MIGHT be hellotest_1.1 instead of hellotest_1.1-1</text:span></text:p>
      <text:p text:style-name="P9"/>
      <text:p text:style-name="P10"><text:span text:style-name="T7"><text:tab/><text:tab/></text:span>Correct any errors that were reported. Chances are there were quite a few that are <text:tab/><text:tab/><text:tab/>usually easily fixed with spacing, etc. </text:p>
      <text:p text:style-name="P9"/>
      <text:p text:style-name="P5"><text:span text:style-name="T13"><text:tab/><text:tab/></text:span><text:span text:style-name="T14">Redo step 18 and the bonus again to see if you got all the errors. If lintian does not <text:tab/><text:tab/><text:tab/>report any errors, then your package passes all integrity checks and will be accepted by <text:tab/><text:tab/><text:tab/>software managers, such as Ubuntu software center, synaptic or aptitude. </text:span></text:p>
      <text:p text:style-name="P12"><text:span text:style-name="T13"><text:line-break/></text:span><text:span text:style-name="T5"><text:tab/></text:span><text:span text:style-name="T7">Activity – Creating an RPM File</text:span></text:p>
      <text:p text:style-name="P4"/>
      <text:list xml:id="list1624431540" text:style-name="L4">
        <text:list-item>
          <text:list>
            <text:list-item>
              <text:list>
                <text:list-item>
                  <text:p text:style-name="P22"><text:span text:style-name="T5">Transfer the </text:span><text:span text:style-name="T7">hellotest-1.1.tar.gz </text:span><text:span text:style-name="T5"><text:s/>file to your Fedora machine if you have not already.</text:span></text:p>
                </text:list-item>
              </text:list>
            </text:list-item>
          </text:list>
        </text:list-item>
      </text:list>
      <text:p text:style-name="P7"/>
      <text:list xml:id="list1114369721" text:continue-numbering="true" text:style-name="L4">
        <text:list-item>
          <text:list>
            <text:list-item>
              <text:list>
                <text:list-item>
                  <text:p text:style-name="P17">Now create an rpmbuild area with the following command</text:p>
                </text:list-item>
              </text:list>
            </text:list-item>
          </text:list>
        </text:list-item>
      </text:list>
      <text:p text:style-name="P7"/>
      <text:p text:style-name="P5"><text:span text:style-name="T5"><text:tab/><text:tab/></text:span><text:span text:style-name="T7">rpmdev-setuptree</text:span></text:p>
      <text:p text:style-name="P7"/>
      <text:p text:style-name="P5"><text:span text:style-name="T5"><text:tab/><text:tab/>This will create a folder in your home folder called </text:span><text:span text:style-name="T7">rpmbuild</text:span></text:p>
      <text:p text:style-name="P7"/>
      <text:list xml:id="list1344576252" text:continue-numbering="true" text:style-name="L4">
        <text:list-item>
          <text:list>
            <text:list-item>
              <text:list>
                <text:list-item>
                  <text:p text:style-name="P22"><text:span text:style-name="T5">In the new </text:span><text:span text:style-name="T7">rpmbuild</text:span><text:span text:style-name="T5"> folder there will be a folder called </text:span><text:span text:style-name="T7">SOURCES</text:span></text:p>
                </text:list-item>
              </text:list>
            </text:list-item>
          </text:list>
        </text:list-item>
      </text:list>
      <text:p text:style-name="P4"/>
      <text:p text:style-name="P5"><text:span text:style-name="T7"><text:tab/><text:tab/></text:span><text:span text:style-name="T5">Move the </text:span><text:span text:style-name="T7">hellotest-1.1.tar.gz </text:span><text:span text:style-name="T5">file into the </text:span><text:span text:style-name="T7">~/rpmbuild/SOURCES/ </text:span><text:span text:style-name="T5">directory</text:span></text:p>
      <text:p text:style-name="P4"/>
      <text:list xml:id="list1633748201" text:continue-numbering="true" text:style-name="L4">
        <text:list-item>
          <text:list>
            <text:list-item>
              <text:list>
                <text:list-item>
                  <text:p text:style-name="P22"><text:span text:style-name="T5">Move to the </text:span><text:span text:style-name="T7">rpmbuild </text:span><text:span text:style-name="T5">folder called </text:span><text:span text:style-name="T7">SPECS </text:span><text:span text:style-name="T5">and issue this command to create the RPM specifications.</text:span></text:p>
                </text:list-item>
              </text:list>
            </text:list-item>
          </text:list>
        </text:list-item>
      </text:list>
      <text:p text:style-name="P7"/>
      <text:p text:style-name="P5"><text:span text:style-name="T5"><text:tab/><text:tab/></text:span><text:span text:style-name="T7">rpmdev-newspec <text:s/>hellotest</text:span></text:p>
      <text:p text:style-name="P4"/>
      <text:p text:style-name="P4"/>
      <text:list xml:id="list1534227992" text:continue-numbering="true" text:style-name="L4">
        <text:list-item>
          <text:list>
            <text:list-item>
              <text:list>
                <text:list-item>
                  <text:p text:style-name="P22"><text:span text:style-name="T5">In the </text:span><text:span text:style-name="T7">SPECS </text:span><text:span text:style-name="T5">folder open the new file </text:span><text:span text:style-name="T7">hellotest.spec</text:span></text:p>
                </text:list-item>
              </text:list>
            </text:list-item>
          </text:list>
        </text:list-item>
      </text:list>
      <text:p text:style-name="P4"/>
      <text:p text:style-name="P4"><text:tab/><text:tab/>Enter the information for the following fields and ensure you match spacing/tabs</text:p>
      <text:p text:style-name="P4"><text:tab/></text:p>
      <text:p text:style-name="P5"><text:span text:style-name="T7"><text:tab/><text:tab/></text:span><text:span text:style-name="T5">For the </text:span><text:span text:style-name="T7">version</text:span><text:span text:style-name="T5"> put in </text:span><text:span text:style-name="T7">1.1</text:span></text:p>
      <text:p text:style-name="P4"/>
      <text:p text:style-name="P5"><text:span text:style-name="T7"><text:tab/><text:tab/></text:span><text:span text:style-name="T5">For the </text:span><text:span text:style-name="T7">summary</text:span><text:span text:style-name="T5"> put in </text:span><text:span text:style-name="T7">This is the standard hello world program</text:span></text:p>
      <text:p text:style-name="P4"/>
      <text:p text:style-name="P5"><text:span text:style-name="T7"><text:tab/><text:tab/></text:span><text:span text:style-name="T5">For the </text:span><text:span text:style-name="T7">license </text:span><text:span text:style-name="T5">put in </text:span><text:span text:style-name="T7">GPLv2+</text:span></text:p>
      <text:p text:style-name="P4"/>
      <text:p text:style-name="P5"><text:span text:style-name="T7"><text:tab/><text:tab/></text:span><text:span text:style-name="T5">For </text:span><text:span text:style-name="T7">URL </text:span><text:span text:style-name="T5">put in </text:span><text:a xlink:type="simple" xlink:href="http://ist.rit.edu/"><text:span text:style-name="T7">http://ist.rit.edu</text:span></text:a><text:span text:style-name="T7"><text:line-break/><text:tab/><text:tab/></text:span><text:span text:style-name="T10">This is the page that the package will list as the official website. It is not actually used <text:tab/><text:tab/><text:tab/>by the package</text:span><text:span text:style-name="T9">.</text:span></text:p>
      <text:p text:style-name="P7"/>
      <text:p text:style-name="P5"><text:span text:style-name="T5"><text:tab/><text:tab/>For </text:span><text:span text:style-name="T7">source0 </text:span><text:span text:style-name="T5">put in </text:span><text:a xlink:type="simple" xlink:href="http://ist.rit.edu/packages/hellotest-1.1.tar.gz"><text:span text:style-name="T7">http://ist.rit.edu/packages/hellotest-1.1.tar.gz</text:span></text:a><text:span text:style-name="T7"> <text:line-break/><text:tab/><text:tab/></text:span><text:span text:style-name="T10">This is the page that the package will list as a download for the source code tar.gz file. It <text:tab/><text:tab/>is not actually used by the package.</text:span></text:p>
      <text:p text:style-name="P9"><text:tab/></text:p>
      <text:p text:style-name="P9"/>
      <text:p text:style-name="P9"><text:soft-page-break/></text:p>
      <text:p text:style-name="P9"/>
      <text:p text:style-name="P9"/>
      <text:list xml:id="list1836881368" text:continue-numbering="true" text:style-name="L4">
        <text:list-item>
          <text:list>
            <text:list-item>
              <text:list>
                <text:list-item>
                  <text:p text:style-name="P22"><text:span text:style-name="T5">For </text:span><text:span text:style-name="T13">%description </text:span><text:span text:style-name="T14">enter a description </text:span><text:span text:style-name="T13">on the line</text:span><text:span text:style-name="T14"> </text:span><text:span text:style-name="T13">AFTER</text:span></text:p>
                </text:list-item>
              </text:list>
            </text:list-item>
          </text:list>
        </text:list-item>
      </text:list>
      <text:p text:style-name="P9"/>
      <text:p text:style-name="P5"><text:span text:style-name="T13"><text:tab/><text:tab/></text:span><text:span text:style-name="T14">For example: <text:line-break/><text:line-break/><text:tab/><text:tab/>%description</text:span></text:p>
      <text:p text:style-name="P10"><text:tab/><text:tab/>This is the “hello world” program. This is a test package built to show how RPMs work. <text:line-break/><text:tab/><text:tab/>It contains c++ source code and is installed as a command line utility. </text:p>
      <text:p text:style-name="P9"/>
      <text:list xml:id="list454628284" text:continue-numbering="true" text:style-name="L4">
        <text:list-item>
          <text:list>
            <text:list-item>
              <text:list>
                <text:list-item>
                  <text:p text:style-name="P22"><text:span text:style-name="T14">For </text:span><text:span text:style-name="T13">%changelog </text:span><text:span text:style-name="T14">enter the date, your name, your email and the version number in the format from lab 7. Then put in “- This is an initial release”</text:span><text:span text:style-name="T13"><text:line-break/><text:line-break/></text:span><text:span text:style-name="T14">For example:</text:span></text:p>
                </text:list-item>
              </text:list>
            </text:list-item>
          </text:list>
        </text:list-item>
      </text:list>
      <text:p text:style-name="P10"/>
      <text:p text:style-name="P10"><text:tab/><text:tab/>%changelog </text:p>
      <text:p text:style-name="P10"><text:tab/><text:tab/>* Thu Jan 24 2012 <text:span text:style-name="T8">lastname</text:span> &lt;<text:span text:style-name="T8">email@rit.edu</text:span>&gt; 1.1-1</text:p>
      <text:p text:style-name="P10"><text:tab/><text:tab/>- <text:s/>This is the initial release</text:p>
      <text:p text:style-name="P10"/>
      <text:list xml:id="list1664145867" text:continue-numbering="true" text:style-name="L4">
        <text:list-item>
          <text:list>
            <text:list-item>
              <text:list>
                <text:list-item>
                  <text:p text:style-name="P17">Put <text:span text:style-name="T15">#</text:span> in front of the lines <text:span text:style-name="T7">BuildRequires: </text:span>and <text:span text:style-name="T7">Requires:</text:span></text:p>
                  <text:p text:style-name="P20"/>
                  <text:p text:style-name="P22"><text:span text:style-name="T5">Example:</text:span><text:span text:style-name="T7"> </text:span></text:p>
                  <text:p text:style-name="P22"><text:span text:style-name="T7">#</text:span><text:span text:style-name="T5">BuildRequires:</text:span></text:p>
                  <text:p text:style-name="P22"><text:span text:style-name="T5">#Requires:</text:span><text:span text:style-name="T7"><text:line-break/></text:span></text:p>
                </text:list-item>
                <text:list-item>
                  <text:p text:style-name="P22"><text:span text:style-name="T7">Save </text:span><text:span text:style-name="T5">the </text:span><text:span text:style-name="T7">hellotest.spec</text:span><text:span text:style-name="T5"> file</text:span></text:p>
                  <text:p text:style-name="P17"/>
                </text:list-item>
                <text:list-item>
                  <text:p text:style-name="P17">Now you need to build the initial RPM files </text:p>
                </text:list-item>
              </text:list>
            </text:list-item>
          </text:list>
        </text:list-item>
      </text:list>
      <text:p text:style-name="P7"/>
      <text:p text:style-name="P5"><text:span text:style-name="T5"><text:tab/><text:tab/> To do this issue the following command in the </text:span><text:span text:style-name="T7">SPECS </text:span><text:span text:style-name="T5">folder </text:span></text:p>
      <text:p text:style-name="P7"/>
      <text:p text:style-name="P5"><text:span text:style-name="T5"><text:tab/><text:tab/></text:span><text:span text:style-name="T7">rpmbuild <text:s/>-ba <text:s/>hellotest.spec <text:line-break/><text:line-break/><text:tab/><text:tab/>Note: It may give you errors about unpackaged files. You can ignore these.</text:span></text:p>
      <text:p text:style-name="P4"/>
      <text:p text:style-name="P4"/>
      <text:p text:style-name="P11"/>
      <text:list xml:id="list1679484282" text:continue-numbering="true" text:style-name="L4">
        <text:list-item>
          <text:list>
            <text:list-item>
              <text:list>
                <text:list-item>
                  <text:p text:style-name="P22"><text:span text:style-name="T5">Open the </text:span><text:span text:style-name="T7">hellotest.spec</text:span><text:span text:style-name="T5"> file again</text:span></text:p>
                </text:list-item>
              </text:list>
            </text:list-item>
          </text:list>
        </text:list-item>
      </text:list>
      <text:p text:style-name="P7"><text:tab/><text:tab/></text:p>
      <text:p text:style-name="P5"><text:span text:style-name="T5"><text:tab/><text:tab/>Under </text:span><text:span text:style-name="T7">%files </text:span><text:span text:style-name="T5">add the following lines with the quotes<text:line-break/><text:tab/><text:tab/></text:span><text:span text:style-name="T7">“/usr/sbin/hellotest”</text:span><text:span text:style-name="T5"><text:line-break/><text:tab/><text:tab/></text:span><text:span text:style-name="T7">“/usr/share/doc/hellotest /README”</text:span></text:p>
      <text:p text:style-name="P4"/>
      <text:p text:style-name="P4"><text:tab/><text:tab/>Note: Notice the space between hellotest and /README. You may not need this. It <text:tab/><text:tab/><text:tab/>may or may not give you an error depending on the version. If may give you a file <text:tab/><text:tab/><text:tab/>not found error. If so either remove the space or look at the error and see if there <text:tab/><text:tab/><text:tab/>are any typos.</text:p>
      <text:p text:style-name="P7"/>
      <text:p text:style-name="P7"/>
      <text:list xml:id="list2098873915" text:continue-numbering="true" text:style-name="L4">
        <text:list-item>
          <text:list>
            <text:list-item>
              <text:list>
                <text:list-item>
                  <text:p text:style-name="P17">Now you need to add the README location to the spec file.</text:p>
                </text:list-item>
              </text:list>
            </text:list-item>
          </text:list>
        </text:list-item>
      </text:list>
      <text:p text:style-name="P7"/>
      <text:p text:style-name="P5"><text:span text:style-name="T5"><text:tab/><text:tab/>Change the line </text:span><text:span text:style-name="T7">%doc</text:span></text:p>
      <text:p text:style-name="P5"><text:span text:style-name="T7"><text:tab/><text:tab/></text:span><text:span text:style-name="T5">to</text:span></text:p>
      <text:p text:style-name="P7"/>
      <text:p text:style-name="P5"><text:span text:style-name="T5"><text:tab/><text:tab/></text:span><text:span text:style-name="T7">%doc <text:s/>%{_mandir}/man1/hellotest.1.gz</text:span></text:p>
      <text:p text:style-name="P7"/>
      <text:list xml:id="list541167497" text:continue-numbering="true" text:style-name="L4">
        <text:list-item>
          <text:list>
            <text:list-item>
              <text:list>
                <text:list-item>
                  <text:p text:style-name="P20">Save the file</text:p>
                  <text:p text:style-name="P20"/>
                </text:list-item>
                <text:list-item>
                  <text:p text:style-name="P22"><text:span text:style-name="T5">In the </text:span><text:span text:style-name="T7">SPECS</text:span><text:span text:style-name="T5"> directory issue the following command to build the new RPM file</text:span></text:p>
                </text:list-item>
              </text:list>
            </text:list-item>
          </text:list>
        </text:list-item>
      </text:list>
      <text:p text:style-name="P7"/>
      <text:p text:style-name="P5"><text:span text:style-name="T5"><text:tab/><text:tab/></text:span><text:span text:style-name="T7">rpmbuild <text:s/>-ba <text:s/>hellotest.spec <text:s/>- -clean</text:span></text:p>
      <text:p text:style-name="P7"/>
      <text:p text:style-name="P5"><text:span text:style-name="T5"><text:tab/><text:tab/></text:span><text:span text:style-name="T7">Note: If you get a file not found error look at the path and find the offending line in <text:tab/><text:tab/>the hellotest.spec file. If it is the one with the space, remove the space and try again. <text:tab/><text:tab/>Also, ensure the file exists at the location referenced in the error message. Make <text:tab/><text:tab/><text:tab/>sure the path in the spec file matches that path. Redo this step to rebuild the RPM <text:tab/><text:tab/><text:tab/>file. If there are any other errors, correct them before moving on.</text:span></text:p>
      <text:p text:style-name="P7"><text:tab/><text:tab/></text:p>
      <text:list xml:id="list1627677017" text:continue-numbering="true" text:style-name="L4">
        <text:list-item>
          <text:list>
            <text:list-item>
              <text:list>
                <text:list-item>
                  <text:p text:style-name="P22"><text:span text:style-name="T5">In the </text:span><text:span text:style-name="T7">rpmbuild </text:span><text:span text:style-name="T5">folder go into the directory </text:span><text:span text:style-name="T7">RPMS </text:span><text:span text:style-name="T5">and the directory under </text:span><text:span text:style-name="T7">RPMS. </text:span><text:span text:style-name="T5">You should see RPM files. One will be the RPM and another will be a debugging version. </text:span></text:p>
                </text:list-item>
              </text:list>
            </text:list-item>
          </text:list>
        </text:list-item>
      </text:list>
      <text:p text:style-name="P7"/>
      <text:p text:style-name="P7"><text:tab/><text:tab/>You may test the installation by double clicking on the package and installing<text:line-break/><text:line-break/><text:tab/><text:tab/>or by using the following command as root<text:line-break/><text:line-break/><text:tab/><text:tab/><text:span text:style-name="T7">“ <text:s/>rpm <text:s/>-i <text:s/>hellotest-1.1-1*.rpm <text:s/>”</text:span></text:p>
      <text:p text:style-name="P7"><text:tab/></text:p>
      <text:p text:style-name="P13"><text:tab/></text:p>
      <text:p text:style-name="P5"><text:span text:style-name="T5"><text:tab/></text:span><text:span text:style-name="T7">Bonus) </text:span><text:span text:style-name="T5">In the </text:span><text:span text:style-name="T7">SPECS </text:span><text:span text:style-name="T5">folder you may run the following command to test your new package for <text:tab/><text:tab/> integrity. This is similar to the Bonus section of the DEB activity using lintian. </text:span></text:p>
      <text:p text:style-name="P7"/>
      <text:p text:style-name="P7"><text:tab/><text:tab/>Run the following command: </text:p>
      <text:p text:style-name="P5"><text:span text:style-name="T5"><text:tab/><text:tab/></text:span><text:span text:style-name="T7">rpmlint <text:s/>hellotest.spec <text:s/>../SRPMS/hellotest* <text:s/>../RPMS/*/hellotest*</text:span></text:p>
      <text:p text:style-name="P4"/>
      <text:p text:style-name="P5"><text:span text:style-name="T7"><text:tab/><text:tab/></text:span><text:span text:style-name="T5">This may give you a list of errors. Correct any errors that were reported and redo step <text:tab/><text:tab/><text:tab/>15. Then you may use the rpmlint command again. If the command does not list any <text:tab/><text:tab/><text:tab/>errors, then your package has passed all of the integrity checks and can be accepted by <text:tab/><text:tab/><text:tab/>most RPM software managers.<text:line-break/><text:line-break/><text:tab/><text:tab/></text:span><text:span text:style-name="T7">You may ignore any url errors as the urls we have provided are not real</text:span></text:p>
      <text:list xml:id="list777795447" text:continue-numbering="true" text:style-name="L4">
        <text:list-item>
          <text:list>
            <text:list-item>
              <text:list>
                <text:list-header>
                  <text:p text:style-name="P22"><text:span text:style-name="T5"><text:line-break/><text:line-break/></text:span><text:span text:style-name="T7"><text:tab/></text:span><text:span text:style-name="T5"><text:line-break/><text:line-break/><text:tab/><text:tab/><text:line-break/></text:span></text:p>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Droid Sans Fallback" svg:font-family="'Droid Sans Fallback'"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 style:font-name-asian="WenQuanYi Micro Hei1" style:font-name-complex="DejaVu Sans Mono"/>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347in" table:align="left" style:writing-mode="lr-tb"/>
    </style:style>
    <style:style style:name="Table1.A" style:family="table-column">
      <style:table-column-properties style:column-width="1.7326in"/>
    </style:style>
    <style:style style:name="Table1.B" style:family="table-column">
      <style:table-column-properties style:column-width="5.2021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B1" style:family="table-cell">
      <style:table-cell-properties style:vertical-align="top" fo:padding="0.0382in" fo:border="0.0007in solid #000000" style:writing-mode="lr-tb"/>
    </style:style>
    <style:style style:name="MP1" style:family="paragraph" style:parent-style-name="Table_20_Contents">
      <style:paragraph-properties fo:text-align="center" style:justify-single-word="false" style:snap-to-layout-grid="false"/>
    </style:style>
    <style:style style:name="MP2" style:family="paragraph" style:parent-style-name="Standard">
      <style:paragraph-properties style:snap-to-layout-grid="false"/>
    </style:style>
    <style:style style:name="MT1" style:family="text">
      <style:text-properties fo:font-size="28pt" fo:font-weight="normal" style:font-size-asian="28pt" style:font-weight-asian="normal" style:font-size-complex="28pt" style:font-weight-complex="normal"/>
    </style:style>
    <style:style style:name="MT2" style:family="text">
      <style:text-properties style:text-position="super 58%" style:font-name="Times New Roman1" fo:font-size="18pt" fo:font-weight="normal" style:font-name-asian="Times New Roman1" style:font-size-asian="18pt" style:font-weight-asian="normal" style:font-name-complex="Times New Roman1" style:font-size-complex="18pt" style:font-weight-complex="normal"/>
    </style:style>
    <style:style style:name="MT3" style:family="text">
      <style:text-properties style:font-name="Times New Roman1" fo:font-size="15pt" fo:font-weight="normal" style:font-name-asian="Times New Roman1" style:font-size-asian="15pt" style:font-weight-asian="normal" style:font-name-complex="Times New Roman1" style:font-size-complex="15pt" style:font-weight-complex="normal"/>
    </style:style>
    <style:style style:name="MT4" style:family="text">
      <style:text-properties style:font-name="Times New Roman1" style:font-name-asian="Droid Sans Fallback" style:font-name-complex="Times New Roman1"/>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515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table:table table:name="Table1" table:style-name="Table1">
          <table:table-column table:style-name="Table1.A"/>
          <table:table-column table:style-name="Table1.B"/>
          <table:table-row table:style-name="Table1.1">
            <table:table-cell table:style-name="Table1.A1" office:value-type="string">
              <text:p text:style-name="MP1"><text:span text:style-name="MT1">R </text:span><text:span text:style-name="MT2">●</text:span><text:span text:style-name="MT1"> I </text:span><text:span text:style-name="MT2">●</text:span><text:span text:style-name="MT3"> </text:span><text:span text:style-name="MT1">T</text:span></text:p>
            </table:table-cell>
            <table:table-cell table:style-name="Table1.B1" office:value-type="string">
              <text:p text:style-name="MP2">Rochester Institute of Technology</text:p>
              <text:p text:style-name="Standard">Golisano College of Computing and Information Sciences</text:p>
              <text:p text:style-name="Standard">Department of Information Sciences and Technologies</text:p>
            </table:table-cell>
          </table:table-row>
        </table:table>
        <text:p text:style-name="Standard"/>
      </style:header>
      <style:footer>
        <text:p text:style-name="Footer"><draw:frame draw:style-name="Mfr1" draw:name="graphics1" text:anchor-type="paragraph" svg:width="1.3425in" svg:height="0.4693in" draw:z-index="16"><draw:image xlink:href="Pictures/10000201000001930000008D0A797014.png" xlink:type="simple" xlink:show="embed" xlink:actuate="onLoad"/></draw:frame> <text:s/><text:span text:style-name="MT4">© Cody Van De Mark</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en </meta:initial-creator>
    <meta:creation-date>2011-09-10T14:38:39</meta:creation-date>
    <dc:date>2012-02-29T00:08:30</dc:date>
    <dc:creator>Ren </dc:creator>
    <meta:editing-duration>P6DT23H18M58S</meta:editing-duration>
    <meta:editing-cycles>842</meta:editing-cycles>
    <meta:generator>LibreOffice/3.3$Unix LibreOffice_project/330m19$Build-401</meta:generator>
    <meta:document-statistic meta:table-count="1" meta:image-count="1" meta:object-count="0" meta:page-count="17" meta:paragraph-count="248" meta:word-count="2912" meta:character-count="17706"/>
  </office:meta>
</office:document-meta>
</file>